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Datos del curso de matlab 2007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rlos Carrero González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carlos_carrero@hotmail.com">carlos_carrero@hotmail.com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vier Díaz Díe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javier_diaz_diez@hotmail.com">javier_diaz_diez@hotmail.com</text:a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arina Moreno Luna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marinaml@gmail.com">marinaml@gmail.com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oisés Oaknin Estrada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moises_oe@hotmail.com">moises_oe@hotmail.com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nuel Aleo Giner</text:p>
          </table:table-cell>
          <table:table-cell table:number-columns-repeated="2"/>
          <table:table-cell office:value-type="string">
            <text:p>4º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icardo Hernández Olmedillas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rho@alumnos.upm.es">rho@alumnos.upm.es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gueda Ibarretxe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aibarretxe@yahoo.es">aibarretxe@yahoo.es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tonio Lozano Lima</text:p>
          </table:table-cell>
          <table:table-cell table:number-columns-repeated="3"/>
          <table:table-cell office:value-type="string">
            <text:p><text:a xlink:href="mailto:superat35@hotmail.com">superat35@hotmail.com</text:a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lejandro Pradas Góme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alejandropradas@gmail.com">alejandropradas@gmail.com</text:a>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éctor Ducable Arnau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taikondoka@hotmail.com">taikondoka@hotmail.com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rlos B. Mangas Calvo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carlosmangasc@hotmail.com">carlosmangasc@hotmail.com</text:a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ría de la Luz Serrano Caballero</text:p>
          </table:table-cell>
          <table:table-cell table:number-columns-repeated="2"/>
          <table:table-cell office:value-type="string">
            <text:p>4º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briel Velasco Velasco</text:p>
          </table:table-cell>
          <table:table-cell table:number-columns-repeated="2"/>
          <table:table-cell office:value-type="string">
            <text:p>4º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iego Vazquez Ramo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mailtodiego@gmail.com">mailtodiego@gmail.com</text:a>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osé Francisco Gonzalez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joseflashcisco@hotmail.com">joseflashcisco@hotmail.com</text:a>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Joaquín Corugedo Rodríguez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joaquin_coru@hotmail.com">joaquin_coru@hotmail.com</text:a>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eatriz Monedero Orenes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beita202@yahoo.es">beita202@yahoo.es</text:a>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rene Yoldi Gallego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quark323@hotmail.com">quark323@hotmail.com</text:a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iu Yin Yu</text:p>
          </table:table-cell>
          <table:table-cell table:number-columns-repeated="2"/>
          <table:table-cell office:value-type="string">
            <text:p>2º</text:p>
          </table:table-cell>
          <table:table-cell office:value-type="string">
            <text:p><text:a xlink:href="mailto:liuyinz@gmail.com">liuyinz@gmail.com</text:a>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ria Jesús Luque Martínez</text:p>
          </table:table-cell>
          <table:table-cell table:number-columns-repeated="2"/>
          <table:table-cell office:value-type="string">
            <text:p>4º</text:p>
          </table:table-cell>
          <table:table-cell office:value-type="string">
            <text:p><text:a xlink:href="mailto:jesluke@hotmail.com">jesluke@hotmail.com</text:a>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arlos Vergara Torralba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carlsverg@hotmail.com">carlsverg@hotmail.com</text:a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Miguel Martínez Rodríguez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miguel_marod@walla.com">miguel_marod@walla.com</text:a>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Francisco Romero Tejada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francisco.romero.tejada@alumnos.upm.es">francisco.romero.tejada@alumnos.upm.es</text:a>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uria Blanco Fragueiro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nuriawhite@hotmail.com">nuriawhite@hotmail.com</text:a>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ario Sevilla Alonso</text:p>
          </table:table-cell>
          <table:table-cell table:number-columns-repeated="2"/>
          <table:table-cell office:value-type="string">
            <text:p>5º</text:p>
          </table:table-cell>
          <table:table-cell office:value-type="string">
            <text:p><text:a xlink:href="mailto:mario.sevilla.alonso@gmail.com">mario.sevilla.alonso@gmail.com</text:a>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Jorge Izquierdo Yerón</text:p>
          </table:table-cell>
          <table:table-cell table:number-columns-repeated="2"/>
          <table:table-cell office:value-type="string">
            <text:p>navales</text:p>
          </table:table-cell>
          <table:table-cell office:value-type="string">
            <text:p><text:a xlink:href="mailto:jorge.izquierdo@upm.es">jorge.izquierdo@upm.es</text:a>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rgio Gómez Brito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sergiogomezbrito@telefonica.net">sergiogomezbrito@telefonica.net</text:a>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na Belén Blanco</text:p>
          </table:table-cell>
          <table:table-cell table:number-columns-repeated="2"/>
          <table:table-cell office:value-type="string">
            <text:p>3º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Omar Barrilero</text:p>
          </table:table-cell>
          <table:table-cell table:number-columns-repeated="2"/>
          <table:table-cell office:value-type="string">
            <text:p>3º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atricia Sanz</text:p>
          </table:table-cell>
          <table:table-cell table:number-columns-repeated="2"/>
          <table:table-cell office:value-type="string">
            <text:p>3º</text:p>
          </table:table-cell>
          <table:table-cell office:value-type="string">
            <text:p><text:a xlink:href="mailto:patriciakuxkux@hotmail.com">patriciakuxkux@hotmail.com</text:a>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3">03/12/2007</text:date>, <text:time>18:36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uillem Borrell Nogueras</meta:initial-creator>
    <meta:creation-date>2007-11-30T11:21:03</meta:creation-date>
    <dc:creator>Guillem Borrell Nogueras</dc:creator>
    <dc:date>2007-12-03T18:36:52</dc:date>
    <meta:editing-cycles>8</meta:editing-cycles>
    <meta:editing-duration>PT11H27M44S</meta:editing-duration>
    <meta:user-defined meta:name="Info 1"/>
    <meta:user-defined meta:name="Info 2"/>
    <meta:user-defined meta:name="Info 3"/>
    <meta:user-defined meta:name="Info 4"/>
    <meta:document-statistic meta:table-count="3" meta:cell-count="125"/>
  </office:meta>
</office:document-meta>
</file>